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Pictures/TablePreview1.svm" manifest:media-type="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3" manifest:media-type="application/vnd.oasis.opendocument.presentation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420000018308436E3F6DC2F45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2a6099" loext:opacity="100%" style:font-name="Liberation Sans1" fo:font-weight="bold" officeooo:rsid="000efcd3" officeooo:paragraph-rsid="000efcd3" style:font-weight-asian="bold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5b4124" officeooo:paragraph-rsid="005b4124"/>
    </style:style>
    <style:style style:name="P4" style:family="paragraph" style:parent-style-name="Text_20_body">
      <style:text-properties officeooo:rsid="0061f6a3" officeooo:paragraph-rsid="0061f6a3"/>
    </style:style>
    <style:style style:name="P5" style:family="paragraph" style:parent-style-name="Standard">
      <style:text-properties style:font-name="Liberation Sans1" fo:font-weight="bold" officeooo:rsid="003bb594" officeooo:paragraph-rsid="003bb594" style:font-weight-asian="bold" style:font-weight-complex="bold"/>
    </style:style>
    <style:style style:name="P6" style:family="paragraph" style:parent-style-name="Standard">
      <style:text-properties style:font-name="Liberation Sans1" fo:font-weight="bold" officeooo:rsid="00125171" officeooo:paragraph-rsid="00125171" style:font-weight-asian="bold" style:font-weight-complex="bold"/>
    </style:style>
    <style:style style:name="P7" style:family="paragraph" style:parent-style-name="Standard">
      <style:text-properties style:font-name="Liberation Sans1" fo:font-weight="normal" officeooo:rsid="00125171" officeooo:paragraph-rsid="00125171" style:font-weight-asian="normal" style:font-weight-complex="normal"/>
    </style:style>
    <style:style style:name="P8" style:family="paragraph" style:parent-style-name="Text_20_body">
      <style:text-properties officeooo:rsid="003965d4" officeooo:paragraph-rsid="003a6d18"/>
    </style:style>
    <style:style style:name="P9" style:family="paragraph" style:parent-style-name="Text_20_body">
      <style:text-properties officeooo:rsid="00125171" officeooo:paragraph-rsid="00125171"/>
    </style:style>
    <style:style style:name="P10" style:family="paragraph" style:parent-style-name="Text_20_body">
      <style:text-properties officeooo:rsid="003bb594" officeooo:paragraph-rsid="003bb594"/>
    </style:style>
    <style:style style:name="P11" style:family="paragraph" style:parent-style-name="Text_20_body">
      <style:text-properties officeooo:rsid="006bc048" officeooo:paragraph-rsid="006bc048"/>
    </style:style>
    <style:style style:name="P12" style:family="paragraph" style:parent-style-name="Title">
      <style:text-properties officeooo:rsid="0011e087" officeooo:paragraph-rsid="0011e087"/>
    </style:style>
    <style:style style:name="P13" style:family="paragraph" style:parent-style-name="Header">
      <style:paragraph-properties fo:text-align="center" style:justify-single-word="false"/>
      <style:text-properties fo:color="#2a6099" loext:opacity="100%" style:font-name="Liberation Sans1" fo:font-weight="bold" officeooo:rsid="0070d87b" officeooo:paragraph-rsid="0070d87b" style:font-weight-asian="bold" style:font-weight-complex="bold"/>
    </style:style>
    <style:style style:name="P14" style:family="paragraph" style:parent-style-name="Heading_20_1">
      <style:text-properties officeooo:rsid="000efcd3" officeooo:paragraph-rsid="000efcd3"/>
    </style:style>
    <style:style style:name="P15" style:family="paragraph" style:parent-style-name="Heading_20_1" style:list-style-name="">
      <style:text-properties officeooo:rsid="005b4124" officeooo:paragraph-rsid="005b4124"/>
    </style:style>
    <style:style style:name="P16" style:family="paragraph" style:parent-style-name="Heading_20_1">
      <style:text-properties officeooo:rsid="00142ae3" officeooo:paragraph-rsid="00142ae3"/>
    </style:style>
    <style:style style:name="P17" style:family="paragraph" style:parent-style-name="Heading_20_1">
      <style:paragraph-properties fo:break-before="page"/>
      <style:text-properties officeooo:rsid="0070d87b" officeooo:paragraph-rsid="0070d87b"/>
    </style:style>
    <style:style style:name="P18" style:family="paragraph" style:parent-style-name="Heading_20_1">
      <style:text-properties officeooo:rsid="00719cae" officeooo:paragraph-rsid="00719cae"/>
    </style:style>
    <style:style style:name="P19" style:family="paragraph" style:parent-style-name="Heading_20_2">
      <style:text-properties officeooo:rsid="0061f6a3" officeooo:paragraph-rsid="0061f6a3"/>
    </style:style>
    <style:style style:name="P20" style:family="paragraph" style:parent-style-name="Heading_20_2">
      <style:text-properties officeooo:rsid="00739d0b" officeooo:paragraph-rsid="00739d0b"/>
    </style:style>
    <style:style style:name="P21" style:family="paragraph" style:parent-style-name="Text_20_body" style:list-style-name="L1">
      <style:text-properties officeooo:rsid="003a6d18" officeooo:paragraph-rsid="003bb594"/>
    </style:style>
    <style:style style:name="P22" style:family="paragraph" style:parent-style-name="Text_20_body" style:list-style-name="L7">
      <style:text-properties officeooo:rsid="00627ad7" officeooo:paragraph-rsid="00739d0b"/>
    </style:style>
    <style:style style:name="P23" style:family="paragraph" style:parent-style-name="Text_20_body" style:list-style-name="L2">
      <style:text-properties officeooo:rsid="00676348" officeooo:paragraph-rsid="0061f6a3"/>
    </style:style>
    <style:style style:name="P24" style:family="paragraph" style:parent-style-name="Text_20_body" style:list-style-name="L7">
      <style:text-properties officeooo:paragraph-rsid="00408795"/>
    </style:style>
    <style:style style:name="P25" style:family="paragraph" style:parent-style-name="Text_20_body" style:list-style-name="L7">
      <style:text-properties officeooo:rsid="00699699" officeooo:paragraph-rsid="00699699"/>
    </style:style>
    <style:style style:name="P26" style:family="paragraph" style:parent-style-name="Text_20_body" style:list-style-name="L7">
      <style:text-properties officeooo:rsid="00408795" officeooo:paragraph-rsid="006a9a24"/>
    </style:style>
    <style:style style:name="P27" style:family="paragraph" style:parent-style-name="Text_20_body" style:list-style-name="L7">
      <style:text-properties officeooo:rsid="00288ce6" officeooo:paragraph-rsid="006a9a24"/>
    </style:style>
    <style:style style:name="P28" style:family="paragraph" style:parent-style-name="Text_20_body">
      <style:text-properties officeooo:rsid="0070d87b" officeooo:paragraph-rsid="0070d87b"/>
    </style:style>
    <style:style style:name="P29" style:family="paragraph" style:parent-style-name="Text_20_body" style:list-style-name="L1">
      <style:text-properties officeooo:rsid="00739d0b" officeooo:paragraph-rsid="00739d0b"/>
    </style:style>
    <style:style style:name="T1" style:family="text">
      <style:text-properties officeooo:rsid="000efcd3"/>
    </style:style>
    <style:style style:name="T2" style:family="text">
      <style:text-properties officeooo:rsid="0012517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c468a" style:font-weight-asian="normal" style:font-weight-complex="normal"/>
    </style:style>
    <style:style style:name="T5" style:family="text">
      <style:text-properties fo:font-weight="normal" officeooo:rsid="004fc86b" style:font-weight-asian="normal" style:font-weight-complex="normal"/>
    </style:style>
    <style:style style:name="T6" style:family="text">
      <style:text-properties fo:font-weight="normal" officeooo:rsid="006135f8" style:font-weight-asian="normal" style:font-weight-complex="normal"/>
    </style:style>
    <style:style style:name="T7" style:family="text">
      <style:text-properties fo:font-weight="normal" officeooo:rsid="0070d87b" style:font-weight-asian="normal" style:font-weight-complex="normal"/>
    </style:style>
    <style:style style:name="T8" style:family="text">
      <style:text-properties fo:font-weight="bold" officeooo:rsid="005d1bb1" style:font-weight-asian="bold" style:font-weight-complex="bold"/>
    </style:style>
    <style:style style:name="T9" style:family="text">
      <style:text-properties fo:font-weight="bold" officeooo:rsid="0070d87b" style:font-weight-asian="bold" style:font-weight-complex="bold"/>
    </style:style>
    <style:style style:name="T10" style:family="text">
      <style:text-properties officeooo:rsid="003965d4"/>
    </style:style>
    <style:style style:name="T11" style:family="text">
      <style:text-properties officeooo:rsid="003a6d18"/>
    </style:style>
    <style:style style:name="T12" style:family="text">
      <style:text-properties officeooo:rsid="003bb594"/>
    </style:style>
    <style:style style:name="T13" style:family="text">
      <style:text-properties officeooo:rsid="005d1bb1"/>
    </style:style>
    <style:style style:name="T14" style:family="text">
      <style:text-properties officeooo:rsid="006135f8"/>
    </style:style>
    <style:style style:name="T15" style:family="text">
      <style:text-properties officeooo:rsid="00377adc"/>
    </style:style>
    <style:style style:name="T16" style:family="text">
      <style:text-properties officeooo:rsid="0014f73f"/>
    </style:style>
    <style:style style:name="T17" style:family="text">
      <style:text-properties officeooo:rsid="006bc048"/>
    </style:style>
    <style:style style:name="T18" style:family="text">
      <style:text-properties officeooo:rsid="0070d87b"/>
    </style:style>
    <style:style style:name="T19" style:family="text">
      <style:text-properties officeooo:rsid="00719cae"/>
    </style:style>
    <style:style style:name="T20" style:family="text">
      <style:text-properties officeooo:rsid="00739d0b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ate:<text:span text:style-name="T3"> </text:span><text:span text:style-name="T7">24</text:span><text:span text:style-name="T5"> </text:span><text:span text:style-name="T7">Jun</text:span><text:span text:style-name="T4"> 202</text:span><text:span text:style-name="T6">3</text:span></text:p>
      <text:p text:style-name="P5">Authors: <text:span text:style-name="T3">Chris Thompson, G0KLA / AC2CZ, </text:span><text:span text:style-name="T6">Burns Fisher WB1FJ</text:span></text:p>
      <text:p text:style-name="P6">Version: <text:span text:style-name="T6">1.</text:span><text:span text:style-name="T7">0</text:span></text:p>
      <text:p text:style-name="P7"/>
      <text:p text:style-name="P12">PACSAT<text:span text:style-name="T2"> </text:span><text:span text:style-name="T18">Errors, Logging and Telemetry</text:span></text:p>
      <text:h text:style-name="P14" text:outline-level="1">Introduction</text:h>
      <text:p text:style-name="P9">This <text:span text:style-name="T18">document describes the approach for error handling, logging of important events and the storage of telemetry to monitor the health of the spacecraft.</text:span></text:p>
      <text:p text:style-name="P8">This document <text:span text:style-name="T11">is organized into the following sections:</text:span></text:p>
      <text:list xml:id="list667491037" text:style-name="L1">
        <text:list-item>
          <text:p text:style-name="P21"><text:span text:style-name="T9">Overview</text:span><text:span text:style-name="T10"> – </text:span><text:span text:style-name="T14">High level description of the </text:span><text:span text:style-name="T18">data storage, tasks and approach used.</text:span></text:p>
        </text:list-item>
        <text:list-item>
          <text:p text:style-name="P21"><text:span text:style-name="T9">Error Handling</text:span><text:span text:style-name="T8"> </text:span><text:s/>– ...<text:span text:style-name="T12">.</text:span></text:p>
        </text:list-item>
        <text:list-item>
          <text:p text:style-name="P29">Logging</text:p>
        </text:list-item>
        <text:list-item>
          <text:p text:style-name="P29">Real-time Telemetry</text:p>
        </text:list-item>
        <text:list-item>
          <text:p text:style-name="P29">WOD Telemetry</text:p>
        </text:list-item>
      </text:list>
      <text:p text:style-name="P10">References are given at the end. <text:s/></text:p>
      <text:h text:style-name="P19" text:outline-level="2">Key Decisions</text:h>
      <text:p text:style-name="P4">This is a list of key decisions that need to be made:</text:p>
      <text:list xml:id="list1166052138" text:style-name="L2">
        <text:list-item>
          <text:p text:style-name="P23"/>
        </text:list-item>
      </text:list>
      <text:h text:style-name="P15" text:outline-level="1"/>
      <text:h text:style-name="P17" text:outline-level="1">Overview</text:h>
      <text:p text:style-name="P28">The diagram below gives a broad overview of the modules involved. <text:s/><text:span text:style-name="T19">Task XYZ is shown in blue making a call to LogActivity() to store some event in the Activity Log (ALOG). <text:s/>In another example it is shown in red calling ReportError() to populate the localErrorsPayload structure. <text:s/>The green colors represent the collection and storage of real time and whole orbit data (WOD) telemetry. <text:s/></text:span></text:p>
      <text:p text:style-name="P28"/>
      <text:p text:style-name="P28"><draw:frame draw:style-name="fr2" draw:name="Object1" text:anchor-type="char" svg:width="7.4402in" svg:height="4.0701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28"/>
      <text:h text:style-name="P18" text:outline-level="1">Error Handling</text:h>
      <text:p text:style-name="P11"/>
      <text:h text:style-name="P20" text:outline-level="2">Storage</text:h>
      <text:p text:style-name="P3"><text:span text:style-name="T13">The p</text:span>rocess</text:p>
      <text:h text:style-name="P16" text:outline-level="1"><text:soft-page-break/>References</text:h>
      <text:list xml:id="list3039032337" text:style-name="L7">
        <text:list-item>
          <text:p text:style-name="P22"><text:span text:style-name="T20">PACSAT Software Architecture, Chris Thompson G0KLA, Burns Fisher WB1FJ, 19 Mar 2023, </text:span><text:a xlink:type="simple" xlink:href="https://github.com/AMSAT-NA/PacSatDocs/blob/main/requirements/Pacsat-Software-Architecture.odt" text:style-name="Internet_20_link" text:visited-style-name="Visited_20_Internet_20_Link"><text:span text:style-name="T20">https://github.com/AMSAT-NA/PacSatDocs/blob/main/requirements/Pacsat-Software-Architecture.odt</text:span></text:a></text:p>
        </text:list-item>
        <text:list-item>
          <text:p text:style-name="P22"/>
        </text:list-item>
        <text:list-item>
          <text:p text:style-name="P25">PACSAT BBS Operations, Chris Thompson G0KLA, 1 Nov 2022, <text:a xlink:type="simple" xlink:href="https://github.com/AMSAT-NA/PacSatDocs/blob/main/requirements/Pacsat%20BBS%20Operations.odt" text:style-name="Internet_20_link" text:visited-style-name="Visited_20_Internet_20_Link">https://github.com/AMSAT-NA/PacSatDocs/blob/main/requirements/Pacsat%20BBS%20Operations.odt</text:a></text:p>
        </text:list-item>
        <text:list-item>
          <text:p text:style-name="P26"/>
        </text:list-item>
        <text:list-item>
          <text:p text:style-name="P27"><text:span text:style-name="T15">PACSAT</text:span> Protocol: File Transfer Level 0, <text:span text:style-name="T16">Jeff Ward G0/K8KA, Harold E. Price NK6K,</text:span> <text:a xlink:type="simple" xlink:href="https://www.g0kla.com/pacsat/ftl0.txt" text:style-name="Internet_20_link" text:visited-style-name="Visited_20_Internet_20_Link">https://www.g0kla.com/pacsat/ftl0.txt</text:a> and its update: <text:a xlink:type="simple" xlink:href="https://www.g0kla.com/pacsat/ftl0u1.txt" text:style-name="Internet_20_link" text:visited-style-name="Visited_20_Internet_20_Link">https://www.g0kla.com/pacsat/ftl0u1.txt</text:a></text:p>
        </text:list-item>
        <text:list-item>
          <text:p text:style-name="P27"/>
          <text:p text:style-name="P27"/>
          <text:p text:style-name="P2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2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2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text:number-lines="true" text:line-number="1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2a6099" loext:opacity="100%" style:font-name="Liberation Sans1" fo:font-weight="bold" officeooo:rsid="000efcd3" officeooo:paragraph-rsid="000efcd3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fo:color="#2a6099" loext:opacity="100%" style:font-name="Liberation Sans1" fo:font-weight="bold" officeooo:rsid="0070d87b" officeooo:paragraph-rsid="0070d87b" style:font-weight-asian="bold" style:font-weight-complex="bold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0efcd3"/>
    </style:style>
    <style:style style:name="M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MSAT PACSAT <draw:frame draw:style-name="Mfr1" draw:name="Image18" text:anchor-type="char" svg:x="6.7228in" svg:y="-0.3783in" svg:width="0.6217in" svg:height="0.7465in" draw:z-index="2"><draw:image xlink:href="Pictures/10000001000001420000018308436E3F6DC2F457.png" xlink:type="simple" xlink:show="embed" xlink:actuate="onLoad" draw:mime-type="image/png"/></draw:frame></text:p>
        <text:p text:style-name="MP2">Errors, Logging and Telemetry</text:p>
      </style:header>
      <style:footer>
        <text:p text:style-name="MP3"><text:page-number text:select-page="current">3</text:page-number><text:s/><text:span text:style-name="MT1">of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09:41:29.757475353</meta:creation-date>
    <meta:editing-duration>P1DT19H36M40S</meta:editing-duration>
    <meta:editing-cycles>33</meta:editing-cycles>
    <meta:generator>LibreOffice/7.3.7.2$Linux_X86_64 LibreOffice_project/30$Build-2</meta:generator>
    <dc:date>2023-06-30T09:37:27.486566310</dc:date>
    <meta:document-statistic meta:table-count="0" meta:image-count="1" meta:object-count="1" meta:page-count="3" meta:paragraph-count="31" meta:word-count="231" meta:character-count="1600" meta:non-whitespace-character-count="1403"/>
  </office:meta>
</office:document-meta>
</file>

<file path=Object 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495cm" fo:min-width="0.306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2.509cm" fo:min-width="3.275cm"/>
    </style:style>
    <style:style style:name="gr3" style:family="graphic" style:parent-style-name="standard">
      <style:graphic-properties draw:stroke="solid" svg:stroke-color="#000000" draw:fill="solid" draw:fill-color="#ff7b59" draw:auto-grow-height="true" draw:auto-grow-width="false" fo:max-height="0cm" fo:min-height="0.97cm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eeeeee" draw:auto-grow-height="true" draw:auto-grow-width="false" fo:max-height="0cm" fo:min-height="0.637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eeeeee" draw:auto-grow-height="true" draw:auto-grow-width="false" fo:max-height="0cm" fo:min-height="0.949cm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eeeeee" draw:auto-grow-height="true" draw:auto-grow-width="false" fo:max-height="0cm" fo:min-height="0.475cm"/>
      <style:paragraph-properties style:writing-mode="lr-tb"/>
    </style:style>
    <style:style style:name="gr7" style:family="graphic" style:parent-style-name="objectwithoutfill">
      <style:graphic-properties svg:stroke-width="0.035cm" svg:stroke-color="#ff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color="#000000" draw:marker-end="Arrowheads_20_18" draw:marker-end-width="0.3cm" draw:fill="none" draw:textarea-vertical-align="middle"/>
    </style:style>
    <style:style style:name="gr9" style:family="graphic" style:parent-style-name="objectwithoutfill">
      <style:graphic-properties svg:stroke-color="#ff0000" draw:marker-end="Arrowheads_20_19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455cm" fo:min-width="0.47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0.199cm" fo:min-width="0cm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gr15" style:family="graphic" style:parent-style-name="standard">
      <style:graphic-properties draw:stroke="solid" svg:stroke-width="0.053cm" svg:stroke-color="#800080" draw:marker-start-width="0.279cm" draw:marker-end-width="0.279cm" draw:fill="none" draw:fill-color="#ffffff" draw:textarea-vertical-align="middle" draw:auto-grow-height="true" draw:auto-grow-width="false" fo:max-height="0cm" fo:min-height="0.556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52cm" fo:min-width="0.152cm"/>
    </style:style>
    <style:style style:name="gr17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solid" svg:stroke-color="#000000" draw:fill="solid" draw:fill-color="#dddddd" draw:auto-grow-height="true" draw:auto-grow-width="false" fo:max-height="0cm" fo:min-height="0.475cm"/>
      <style:paragraph-properties style:writing-mode="lr-tb"/>
    </style:style>
    <style:style style:name="gr19" style:family="graphic" style:parent-style-name="standard">
      <style:graphic-properties draw:stroke="solid" svg:stroke-color="#000000" draw:fill="solid" draw:fill-color="#ffffff" draw:auto-grow-height="true" draw:auto-grow-width="false" fo:max-height="0cm" fo:min-height="2.2cm"/>
      <style:paragraph-properties style:writing-mode="lr-tb"/>
    </style:style>
    <style:style style:name="gr20" style:family="graphic" style:parent-style-name="objectwithoutfill">
      <style:graphic-properties svg:stroke-color="#000000" draw:marker-start="" draw:marker-start-width="0.305cm" draw:marker-end="Arrowheads_20_5" draw:marker-end-width="0.3cm" draw:fill="none" draw:textarea-vertical-align="middle"/>
    </style:style>
    <style:style style:name="gr21" style:family="graphic" style:parent-style-name="standard">
      <style:graphic-properties draw:stroke="none" draw:fill="none" fo:min-height="2.925cm"/>
      <style:paragraph-properties style:writing-mode="lr-tb"/>
    </style:style>
    <style:style style:name="gr22" style:family="graphic" style:parent-style-name="standard">
      <style:graphic-properties draw:stroke="solid" svg:stroke-color="#000000" draw:fill="solid" draw:fill-color="#77bc65" draw:auto-grow-height="true" draw:auto-grow-width="false" fo:max-height="0cm" fo:min-height="0.97cm"/>
      <style:paragraph-properties style:writing-mode="lr-tb"/>
    </style:style>
    <style:style style:name="gr23" style:family="graphic" style:parent-style-name="standard">
      <style:graphic-properties draw:stroke="solid" svg:stroke-color="#000000" draw:fill="solid" draw:fill-color="#77bc65" draw:auto-grow-height="true" draw:auto-grow-width="false" fo:max-height="0cm" fo:min-height="0.637cm"/>
      <style:paragraph-properties style:writing-mode="lr-tb"/>
    </style:style>
    <style:style style:name="gr24" style:family="graphic" style:parent-style-name="standard">
      <style:graphic-properties draw:stroke="solid" svg:stroke-color="#000000" draw:fill="solid" draw:fill-color="#ffffff" draw:auto-grow-height="true" draw:auto-grow-width="false" fo:max-height="0cm" fo:min-height="1.988cm"/>
      <style:paragraph-properties style:writing-mode="lr-tb"/>
    </style:style>
    <style:style style:name="gr25" style:family="graphic" style:parent-style-name="standard">
      <style:graphic-properties draw:stroke="solid" svg:stroke-color="#000000" draw:fill="solid" draw:fill-color="#ffffff" draw:auto-grow-height="true" draw:auto-grow-width="false" fo:max-height="0cm" fo:min-height="0.97cm"/>
      <style:paragraph-properties style:writing-mode="lr-tb"/>
    </style:style>
    <style:style style:name="gr26" style:family="graphic" style:parent-style-name="standard">
      <style:graphic-properties draw:stroke="solid" svg:stroke-color="#000000" draw:fill="solid" draw:fill-color="#dddddd" draw:auto-grow-height="true" draw:auto-grow-width="false" fo:max-height="0cm" fo:min-height="0.637cm"/>
      <style:paragraph-properties style:writing-mode="lr-tb"/>
    </style:style>
    <style:style style:name="gr27" style:family="graphic" style:parent-style-name="standard">
      <style:graphic-properties draw:stroke="solid" svg:stroke-color="#000000" draw:fill="solid" draw:fill-color="#77bc65" draw:auto-grow-height="true" draw:auto-grow-width="false" fo:max-height="0cm" fo:min-height="0.949cm"/>
      <style:paragraph-properties style:writing-mode="lr-tb"/>
    </style:style>
    <style:style style:name="gr28" style:family="graphic" style:parent-style-name="standard">
      <style:graphic-properties draw:stroke="solid" svg:stroke-color="#000000" draw:fill="solid" draw:fill-color="#ff7b59" draw:auto-grow-height="true" draw:auto-grow-width="false" fo:max-height="0cm" fo:min-height="0.47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365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385cm" fo:min-width="0.104cm"/>
    </style:style>
    <style:style style:name="gr31" style:family="graphic" style:parent-style-name="standard">
      <style:graphic-properties draw:stroke="solid" svg:stroke-color="#000000" draw:fill="solid" draw:fill-color="#81aca6" draw:auto-grow-height="true" draw:auto-grow-width="false" fo:max-height="0cm" fo:min-height="0.475cm"/>
      <style:paragraph-properties style:writing-mode="lr-tb"/>
    </style:style>
    <style:style style:name="gr32" style:family="graphic" style:parent-style-name="standard">
      <style:graphic-properties draw:stroke="solid" svg:stroke-color="#000000" draw:fill="solid" draw:fill-color="#81aca6" draw:auto-grow-height="true" draw:auto-grow-width="false" fo:max-height="0cm" fo:min-height="0.949cm"/>
      <style:paragraph-properties style:writing-mode="lr-tb"/>
    </style:style>
    <style:style style:name="gr33" style:family="graphic" style:parent-style-name="standard">
      <style:graphic-properties draw:stroke="solid" svg:stroke-color="#000000" draw:fill="solid" draw:fill-color="#eeeeee" draw:auto-grow-height="true" draw:auto-grow-width="false" fo:max-height="0cm" fo:min-height="0.31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35" style:family="graphic" style:parent-style-name="standard">
      <style:graphic-properties draw:stroke="solid" svg:stroke-color="#000000" draw:fill="solid" draw:fill-color="#729fcf" draw:auto-grow-height="true" draw:auto-grow-width="false" fo:max-height="0cm" fo:min-height="0.97cm"/>
      <style:paragraph-properties style:writing-mode="lr-tb"/>
    </style:style>
    <style:style style:name="gr3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0.63cm" style:use-optimal-column-width="false"/>
    </style:style>
    <style:style style:name="co2" style:family="table-column">
      <style:table-column-properties style:column-width="0.626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7b59"/>
      <style:paragraph-properties style:writing-mode="lr-tb"/>
      <style:text-properties fo:font-size="8pt" fo:font-weight="bold" style:font-weight-asian="bold" style:font-weight-complex="bold"/>
    </style:style>
    <style:style style:name="P3" style:family="paragraph">
      <loext:graphic-properties draw:fill="solid" draw:fill-color="#eeeeee"/>
      <style:paragraph-properties style:writing-mode="lr-tb"/>
      <style:text-properties fo:font-size="8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 style:text-underline-style="solid" style:text-underline-width="auto" style:text-underline-color="font-color"/>
    </style:style>
    <style:style style:name="P7" style:family="paragraph">
      <loext:graphic-properties draw:fill="none" draw:fill-color="#ffffff"/>
      <style:paragraph-properties style:writing-mode="lr-tb"/>
      <style:text-properties fo:font-size="10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style:paragraph-properties fo:margin-top="0cm" fo:margin-bottom="0cm" fo:text-align="center"/>
    </style:style>
    <style:style style:name="P11" style:family="paragraph">
      <loext:graphic-properties draw:fill="none" draw:fill-color="#ffffff"/>
      <style:paragraph-properties fo:margin-top="0cm" fo:margin-bottom="0cm" fo:text-align="center" style:writing-mode="lr-tb"/>
      <style:text-properties fo:color="#800080" loext:opacity="100%" fo:font-size="14pt"/>
    </style:style>
    <style:style style:name="P12" style:family="paragraph">
      <loext:graphic-properties draw:fill="solid" draw:fill-color="#dddddd"/>
      <style:paragraph-properties style:writing-mode="lr-tb"/>
      <style:text-properties fo:font-size="8pt" fo:font-weight="bold" style:font-weight-asian="bold" style:font-weight-complex="bold"/>
    </style:style>
    <style:style style:name="P13" style:family="paragraph">
      <loext:graphic-properties draw:fill="solid" draw:fill-color="#ffffff"/>
      <style:paragraph-properties style:writing-mode="lr-tb"/>
      <style:text-properties fo:color="#c9211e" loext:opacity="100%" fo:font-size="8pt"/>
    </style:style>
    <style:style style:name="P14" style:family="paragraph">
      <loext:graphic-properties draw:fill="none"/>
      <style:paragraph-properties style:writing-mode="lr-tb"/>
      <style:text-properties fo:color="#c9211e" loext:opacity="100%" fo:font-size="12pt"/>
    </style:style>
    <style:style style:name="P15" style:family="paragraph">
      <loext:graphic-properties draw:fill="solid" draw:fill-color="#77bc65"/>
      <style:paragraph-properties style:writing-mode="lr-tb"/>
      <style:text-properties fo:font-size="8pt" fo:font-weight="bold" style:font-weight-asian="bold" style:font-weight-complex="bold"/>
    </style:style>
    <style:style style:name="P16" style:family="paragraph">
      <loext:graphic-properties draw:fill="solid" draw:fill-color="#ffffff"/>
      <style:paragraph-properties style:writing-mode="lr-tb"/>
      <style:text-properties fo:font-size="8pt"/>
    </style:style>
    <style:style style:name="P17" style:family="paragraph">
      <loext:graphic-properties draw:fill="solid" draw:fill-color="#ffffff"/>
      <style:paragraph-properties style:writing-mode="lr-tb"/>
      <style:text-properties fo:font-size="8pt" fo:font-weight="bold" style:font-weight-asian="bold" style:font-weight-complex="bold"/>
    </style:style>
    <style:style style:name="P18" style:family="paragraph">
      <loext:graphic-properties draw:fill="solid" draw:fill-color="#77bc65"/>
      <style:paragraph-properties fo:margin-left="0cm" fo:margin-right="0cm" fo:margin-top="0cm" fo:margin-bottom="0cm" fo:line-height="100%" fo:text-indent="0cm" style:writing-mode="lr-tb"/>
      <style:text-properties fo:font-size="8pt"/>
    </style:style>
    <style:style style:name="P19" style:family="paragraph">
      <loext:graphic-properties draw:fill="solid" draw:fill-color="#ff7b59"/>
      <style:paragraph-properties fo:margin-left="0cm" fo:margin-right="0cm" fo:margin-top="0cm" fo:margin-bottom="0cm" fo:line-height="100%" fo:text-indent="0cm" style:writing-mode="lr-tb"/>
      <style:text-properties fo:font-size="8pt"/>
    </style:style>
    <style:style style:name="P20" style:family="paragraph">
      <loext:graphic-properties draw:fill="solid" draw:fill-color="#81aca6"/>
      <style:paragraph-properties style:writing-mode="lr-tb"/>
      <style:text-properties fo:font-size="8pt"/>
    </style:style>
    <style:style style:name="P21" style:family="paragraph">
      <loext:graphic-properties draw:fill="solid" draw:fill-color="#729fcf"/>
      <style:paragraph-properties style:writing-mode="lr-tb"/>
      <style:text-properties fo:font-size="8pt" fo:font-weight="bold" style:font-weight-asian="bold" style:font-weight-complex="bold"/>
    </style:style>
    <style:style style:name="P22" style:family="paragraph">
      <loext:graphic-properties draw:fill="none"/>
      <style:paragraph-properties style:writing-mode="lr-tb"/>
      <style:text-properties fo:color="#355269" loext:opacity="100%" fo:font-size="12pt"/>
    </style:style>
    <style:style style:name="P23" style:family="paragraph">
      <loext:graphic-properties draw:fill-color="#ffffff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/>
    </style:style>
    <style:style style:name="T3" style:family="text">
      <style:text-properties fo:font-size="14pt" style:text-underline-style="solid" style:text-underline-width="auto" style:text-underline-color="font-color"/>
    </style:style>
    <style:style style:name="T4" style:family="text">
      <style:text-properties fo:font-size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800080" loext:opacity="100%" fo:font-size="14pt"/>
    </style:style>
    <style:style style:name="T7" style:family="text">
      <style:text-properties fo:color="#c9211e" loext:opacity="100%" fo:font-size="8pt"/>
    </style:style>
    <style:style style:name="T8" style:family="text">
      <style:text-properties fo:color="#c9211e" loext:opacity="100%" fo:font-size="12pt" fo:font-weight="bold" style:font-weight-asian="bold" style:font-weight-complex="bold"/>
    </style:style>
    <style:style style:name="T9" style:family="text">
      <style:text-properties fo:color="#c9211e" loext:opacity="100%" fo:font-size="12pt"/>
    </style:style>
    <style:style style:name="T10" style:family="text">
      <style:text-properties fo:color="#355269" loext:opacity="100%" fo:font-size="12pt" fo:font-weight="bold" style:font-weight-asian="bold" style:font-weight-complex="bold"/>
    </style:style>
    <style:style style:name="T11" style:family="text">
      <style:text-properties fo:color="#355269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0" draw:style-name="dp1" draw:master-page-name="Default" presentation:presentation-page-layout-name="AL1T0">
        <draw:custom-shape draw:style-name="gr1" draw:text-style-name="P1" xml:id="id9" draw:id="id9" draw:layer="layout" svg:width="0.806cm" svg:height="0.745cm" svg:x="17.474cm" svg:y="10.2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75cm" svg:height="2.759cm" svg:x="19.102cm" svg:y="2.15cm">
          <text:p/>
          <draw:enhanced-geometry svg:viewBox="0 0 21600 21600" draw:type="rectangle" draw:enhanced-path="M 0 0 L 21600 0 21600 21600 0 21600 0 0 Z N"/>
        </draw:custom-shape>
        <draw:g xml:id="id2" draw:id="id2">
          <draw:g>
            <draw:frame draw:style-name="gr3" draw:text-style-name="P2" draw:layer="layout" svg:width="3.38cm" svg:height="1.22cm" svg:x="5.86cm" svg:y="11.064cm">
              <draw:text-box>
                <text:p><text:span text:style-name="T1">struct:</text:span></text:p>
                <text:p><text:span text:style-name="T1">localErrorsPayload</text:span></text:p>
              </draw:text-box>
            </draw:frame>
            <draw:frame draw:style-name="gr4" draw:text-style-name="P3" draw:layer="layout" svg:width="3.38cm" svg:height="0.887cm" svg:x="5.86cm" svg:y="12.059cm">
              <draw:text-box>
                <text:p><text:span text:style-name="T2">saveAcrossResets</text:span></text:p>
              </draw:text-box>
            </draw:frame>
            <draw:frame draw:style-name="gr5" draw:text-style-name="P3" draw:layer="layout" svg:width="3.38cm" svg:height="1.199cm" svg:x="5.86cm" svg:y="12.76cm">
              <draw:text-box>
                <text:p><text:span text:style-name="T2">I2C1ErrorCount</text:span></text:p>
              </draw:text-box>
            </draw:frame>
            <draw:frame draw:style-name="gr6" draw:text-style-name="P3" draw:layer="layout" svg:width="3.38cm" svg:height="0.725cm" svg:x="5.86cm" svg:y="13.461cm">
              <draw:text-box>
                <text:p text:style-name="P4"><text:span text:style-name="T2">...</text:span></text:p>
              </draw:text-box>
            </draw:frame>
            <draw:frame draw:style-name="gr6" draw:text-style-name="P3" draw:layer="layout" svg:width="3.38cm" svg:height="0.725cm" svg:x="5.86cm" svg:y="14.162cm">
              <draw:text-box>
                <text:p text:style-name="P4"><text:span text:style-name="T2">droppedPackets</text:span></text:p>
              </draw:text-box>
            </draw:frame>
          </draw:g>
        </draw:g>
        <draw:line draw:style-name="gr7" draw:text-style-name="P5" draw:layer="layout" svg:x1="10.247cm" svg:y1="4.309cm" svg:x2="10.247cm" svg:y2="5.035cm">
          <text:p/>
        </draw:line>
        <draw:line draw:style-name="gr8" draw:text-style-name="P5" draw:layer="layout" svg:x1="0.001cm" svg:y1="12.134cm" svg:x2="1.271cm" svg:y2="12.134cm">
          <text:p/>
        </draw:line>
        <draw:line draw:style-name="gr9" draw:text-style-name="P5" draw:layer="layout" svg:x1="0.001cm" svg:y1="12.769cm" svg:x2="1.271cm" svg:y2="12.769cm">
          <text:p/>
        </draw:line>
        <draw:frame draw:style-name="gr10" draw:text-style-name="P6" draw:layer="layout" svg:width="3.175cm" svg:height="0.806cm" svg:x="0.601cm" svg:y="11.064cm">
          <draw:text-box>
            <text:p><text:span text:style-name="T3">Key</text:span></text:p>
          </draw:text-box>
        </draw:frame>
        <draw:frame draw:style-name="gr11" draw:text-style-name="P7" draw:layer="layout" svg:width="3.175cm" svg:height="0.645cm" svg:x="1.132cm" svg:y="11.764cm">
          <draw:text-box>
            <text:p><text:span text:style-name="T4">Data</text:span></text:p>
          </draw:text-box>
        </draw:frame>
        <draw:frame draw:style-name="gr11" draw:text-style-name="P7" draw:layer="layout" svg:width="3.175cm" svg:height="0.645cm" svg:x="1.133cm" svg:y="12.465cm">
          <draw:text-box>
            <text:p><text:span text:style-name="T4">RTOS Event</text:span></text:p>
          </draw:text-box>
        </draw:frame>
        <draw:g>
          <draw:custom-shape draw:style-name="gr12" draw:text-style-name="P8" draw:layer="layout" svg:width="0.97cm" svg:height="1.705cm" svg:x="9.765cm" svg:y="2.6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3" draw:text-style-name="P9" draw:layer="layout" svg:width="0.635cm" svg:height="0.635cm" svg:x="9.925cm" svg:y="2.73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" draw:text-style-name="P5" draw:layer="layout" svg:x1="10.243cm" svg:y1="2.754cm" svg:x2="10.243cm" svg:y2="3.072cm">
              <text:p/>
            </draw:line>
            <draw:line draw:style-name="gr14" draw:text-style-name="P5" draw:layer="layout" svg:x1="10.243cm" svg:y1="3.076cm" svg:x2="10.485cm" svg:y2="2.885cm">
              <text:p/>
            </draw:line>
          </draw:g>
        </draw:g>
        <draw:frame draw:style-name="standard" xml:id="id7" draw:id="id7" draw:layer="layout" svg:width="3.775cm" svg:height="4.859cm" svg:x="19.102cm" svg:y="0.0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6">
                <text:p><text:span text:style-name="T5">RED FS 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5" draw:text-style-name="P11" draw:layer="layout" svg:width="0.635cm" svg:height="0.858cm" svg:x="0.266cm" svg:y="13.039cm">
          <draw:text-box>
            <text:p text:style-name="P10"><text:span text:style-name="T6">2</text:span></text:p>
          </draw:text-box>
        </draw:frame>
        <draw:frame draw:style-name="gr11" draw:text-style-name="P7" draw:layer="layout" svg:width="3.175cm" svg:height="0.645cm" svg:x="1.134cm" svg:y="13.166cm">
          <draw:text-box>
            <text:p><text:span text:style-name="T4">RTOS Priority</text:span></text:p>
          </draw:text-box>
        </draw:frame>
        <draw:g>
          <draw:custom-shape draw:style-name="gr16" draw:text-style-name="P8" draw:layer="layout" svg:width="0.652cm" svg:height="0.77cm" svg:x="0.257cm" svg:y="14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7" draw:text-style-name="P9" draw:layer="layout" svg:width="0.428cm" svg:height="0.287cm" svg:x="0.364cm" svg:y="14.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" draw:text-style-name="P5" draw:layer="layout" svg:x1="0.578cm" svg:y1="14.137cm" svg:x2="0.578cm" svg:y2="14.28cm">
              <text:p/>
            </draw:line>
            <draw:line draw:style-name="gr14" draw:text-style-name="P5" draw:layer="layout" svg:x1="0.578cm" svg:y1="14.282cm" svg:x2="0.74cm" svg:y2="14.196cm">
              <text:p/>
            </draw:line>
          </draw:g>
        </draw:g>
        <draw:frame draw:style-name="gr11" draw:text-style-name="P7" draw:layer="layout" svg:width="3.175cm" svg:height="0.645cm" svg:x="1.135cm" svg:y="14.067cm">
          <draw:text-box>
            <text:p><text:span text:style-name="T4">RTOS Timer</text:span></text:p>
          </draw:text-box>
        </draw:frame>
        <draw:g xml:id="id1" draw:id="id1">
          <draw:frame draw:style-name="gr18" draw:text-style-name="P12" draw:layer="layout" svg:width="2.54cm" svg:height="0.725cm" svg:x="6.29cm" svg:y="3.334cm">
            <draw:text-box>
              <text:p><text:span text:style-name="T1">XYZ Task</text:span></text:p>
            </draw:text-box>
          </draw:frame>
          <draw:frame draw:style-name="gr19" draw:text-style-name="P13" draw:layer="layout" svg:width="2.54cm" svg:height="2.45cm" svg:x="6.29cm" svg:y="4.009cm">
            <draw:text-box>
              <text:p><text:span text:style-name="T7">e.g. Task fails to add packet to TX Queue</text:span></text:p>
            </draw:text-box>
          </draw:frame>
        </draw:g>
        <draw:connector draw:style-name="gr20" draw:text-style-name="P5" draw:layer="layout" draw:line-skew="-1.708cm" svg:x1="7.56cm" svg:y1="6.459cm" svg:x2="7.55cm" svg:y2="11.064cm" draw:start-shape="id1" draw:start-glue-point="2" draw:end-shape="id2" draw:end-glue-point="0" svg:d="M7560 6459v595h-10v4010" svg:viewBox="0 0 11 4606">
          <text:p/>
        </draw:connector>
        <draw:frame draw:style-name="gr21" draw:text-style-name="P14" draw:layer="layout" svg:width="5.715cm" svg:height="3.175cm" svg:x="5.906cm" svg:y="7.054cm">
          <draw:text-box>
            <text:p><text:span text:style-name="T8">ReportError </text:span><text:span text:style-name="T9">(</text:span></text:p>
            <text:p><text:span text:style-name="T9">TXPacketDropped, </text:span></text:p>
            <text:p><text:span text:style-name="T9">FALSE, </text:span></text:p>
            <text:p><text:span text:style-name="T9">TaskNumber, </text:span></text:p>
            <text:p><text:span text:style-name="T9">PbTaskWD)</text:span></text:p>
          </draw:text-box>
        </draw:frame>
        <draw:g xml:id="id5" draw:id="id5">
          <draw:g>
            <draw:frame draw:style-name="gr22" draw:text-style-name="P15" draw:layer="layout" svg:width="3.38cm" svg:height="1.22cm" svg:x="13.06cm" svg:y="1.264cm">
              <draw:text-box>
                <text:p><text:span text:style-name="T1">struct:</text:span></text:p>
                <text:p><text:span text:style-name="T1">wodHealthPayload</text:span></text:p>
              </draw:text-box>
            </draw:frame>
            <draw:frame draw:style-name="gr4" draw:text-style-name="P3" draw:layer="layout" svg:width="3.38cm" svg:height="0.887cm" svg:x="13.06cm" svg:y="2.259cm">
              <draw:text-box>
                <text:p><text:span text:style-name="T2">temperatures</text:span></text:p>
              </draw:text-box>
            </draw:frame>
            <draw:frame draw:style-name="gr5" draw:text-style-name="P3" draw:layer="layout" svg:width="3.38cm" svg:height="1.199cm" svg:x="13.06cm" svg:y="2.96cm">
              <draw:text-box>
                <text:p><text:span text:style-name="T2">currents</text:span></text:p>
              </draw:text-box>
            </draw:frame>
            <draw:frame draw:style-name="gr6" draw:text-style-name="P3" draw:layer="layout" svg:width="3.38cm" svg:height="0.725cm" svg:x="13.06cm" svg:y="3.661cm">
              <draw:text-box>
                <text:p text:style-name="P4"><text:span text:style-name="T2">voltages</text:span></text:p>
              </draw:text-box>
            </draw:frame>
          </draw:g>
        </draw:g>
        <draw:g xml:id="id4" draw:id="id4">
          <draw:frame draw:style-name="gr23" draw:text-style-name="P15" draw:layer="layout" svg:width="2.54cm" svg:height="0.887cm" svg:x="9.19cm" svg:y="5.035cm">
            <draw:text-box>
              <text:p><text:span text:style-name="T1">Telem &amp; Control Task</text:span></text:p>
            </draw:text-box>
          </draw:frame>
          <draw:frame draw:style-name="gr24" draw:text-style-name="P16" draw:layer="layout" svg:width="2.54cm" svg:height="2.238cm" svg:x="9.19cm" svg:y="5.922cm">
            <draw:text-box>
              <text:p><text:span text:style-name="T2">Periodic task collects sensor and experiment telemetry or data</text:span></text:p>
            </draw:text-box>
          </draw:frame>
        </draw:g>
        <draw:g xml:id="id6" draw:id="id6">
          <draw:g>
            <draw:frame draw:style-name="gr25" draw:text-style-name="P17" draw:layer="layout" svg:width="3.38cm" svg:height="1.22cm" svg:x="13.06cm" svg:y="4.564cm">
              <draw:text-box>
                <text:p><text:span text:style-name="T1">Struct:</text:span></text:p>
                <text:p><text:span text:style-name="T1">expPayload</text:span></text:p>
              </draw:text-box>
            </draw:frame>
            <draw:frame draw:style-name="gr4" draw:text-style-name="P3" draw:layer="layout" svg:width="3.38cm" svg:height="0.887cm" svg:x="13.06cm" svg:y="5.559cm">
              <draw:text-box>
                <text:p><text:span text:style-name="T2">data0</text:span></text:p>
              </draw:text-box>
            </draw:frame>
            <draw:frame draw:style-name="gr5" draw:text-style-name="P3" draw:layer="layout" svg:width="3.38cm" svg:height="1.199cm" svg:x="13.06cm" svg:y="6.26cm">
              <draw:text-box>
                <text:p><text:span text:style-name="T2">data1</text:span></text:p>
              </draw:text-box>
            </draw:frame>
            <draw:frame draw:style-name="gr6" draw:text-style-name="P3" draw:layer="layout" svg:width="3.38cm" svg:height="0.725cm" svg:x="13.06cm" svg:y="6.961cm">
              <draw:text-box>
                <text:p text:style-name="P4"><text:span text:style-name="T2">data2</text:span></text:p>
              </draw:text-box>
            </draw:frame>
          </draw:g>
        </draw:g>
        <draw:connector draw:style-name="gr20" draw:text-style-name="P5" draw:layer="layout" svg:x1="10.46cm" svg:y1="8.16cm" svg:x2="13.07cm" svg:y2="9.175cm" draw:end-shape="id3" draw:end-glue-point="3" svg:d="M10460 8160h1055v1015h1555" svg:viewBox="0 0 2611 1016">
          <text:p/>
        </draw:connector>
        <draw:connector draw:style-name="gr20" draw:text-style-name="P5" draw:layer="layout" svg:x1="11.73cm" svg:y1="6.597cm" svg:x2="13.06cm" svg:y2="2.825cm" draw:start-shape="id4" draw:start-glue-point="1" draw:end-shape="id5" svg:d="M11730 6597h665v-3772h665" svg:viewBox="0 0 1331 3773">
          <text:p/>
        </draw:connector>
        <draw:connector draw:style-name="gr20" draw:text-style-name="P5" draw:layer="layout" svg:x1="11.73cm" svg:y1="6.597cm" svg:x2="13.06cm" svg:y2="6.125cm" draw:start-shape="id4" draw:start-glue-point="1" draw:end-shape="id6" svg:d="M11730 6597h665v-472h665" svg:viewBox="0 0 1331 473">
          <text:p/>
        </draw:connector>
        <draw:g xml:id="id10" draw:id="id10">
          <draw:frame draw:style-name="gr26" draw:text-style-name="P12" draw:layer="layout" svg:width="2.9cm" svg:height="0.887cm" svg:x="17.474cm" svg:y="7.849cm">
            <draw:text-box>
              <text:p><text:span text:style-name="T1">BroadcastTelem Task</text:span></text:p>
            </draw:text-box>
          </draw:frame>
          <draw:frame draw:style-name="gr24" draw:text-style-name="P16" draw:layer="layout" svg:width="2.9cm" svg:height="2.238cm" svg:x="17.474cm" svg:y="8.736cm">
            <draw:text-box>
              <text:p><text:span text:style-name="T2">Periodic task creates broadcasts telemetry packets</text:span></text:p>
            </draw:text-box>
          </draw:frame>
        </draw:g>
        <draw:connector draw:style-name="gr20" draw:text-style-name="P5" draw:layer="layout" svg:x1="16.44cm" svg:y1="2.825cm" svg:x2="19.102cm" svg:y2="2.431cm" draw:start-shape="id5" draw:start-glue-point="1" draw:end-shape="id7" draw:end-glue-point="3" svg:d="M16440 2825h1331v-394h1331" svg:viewBox="0 0 2663 395">
          <text:p/>
        </draw:connector>
        <draw:connector draw:style-name="gr20" draw:text-style-name="P5" draw:layer="layout" svg:x1="16.44cm" svg:y1="6.125cm" svg:x2="19.102cm" svg:y2="2.431cm" draw:start-shape="id6" draw:start-glue-point="1" draw:end-shape="id7" draw:end-glue-point="3" svg:d="M16440 6125h1331v-3694h1331" svg:viewBox="0 0 2663 3695">
          <text:p/>
        </draw:connector>
        <draw:connector draw:style-name="gr20" draw:text-style-name="P5" draw:layer="layout" svg:x1="12.905cm" svg:y1="11.541cm" svg:x2="17.474cm" svg:y2="10.601cm" draw:start-shape="id8" draw:start-glue-point="1" draw:end-shape="id9" draw:end-glue-point="3" svg:d="M12905 11541h2285v-940h2284" svg:viewBox="0 0 4570 941">
          <text:p/>
        </draw:connector>
        <draw:g xml:id="id11" draw:id="id11">
          <draw:g>
            <draw:frame draw:style-name="gr25" draw:text-style-name="P17" draw:layer="layout" svg:width="3.38cm" svg:height="1.22cm" svg:x="20.87cm" svg:y="7.842cm">
              <draw:text-box>
                <text:p><text:span text:style-name="T1">struct:</text:span></text:p>
                <text:p><text:span text:style-name="T1">healthFramePacket</text:span></text:p>
              </draw:text-box>
            </draw:frame>
            <draw:frame draw:style-name="gr4" draw:text-style-name="P3" draw:layer="layout" svg:width="3.38cm" svg:height="0.887cm" svg:x="20.87cm" svg:y="8.837cm">
              <draw:text-box>
                <text:p><text:span text:style-name="T2">Packet Header(s)</text:span></text:p>
              </draw:text-box>
            </draw:frame>
            <draw:frame draw:style-name="gr27" draw:text-style-name="P18" draw:layer="layout" svg:width="3.38cm" svg:height="1.199cm" svg:x="20.87cm" svg:y="9.538cm">
              <draw:text-box>
                <text:p text:style-name="P4"><text:span text:style-name="T2">healthPayload</text:span></text:p>
              </draw:text-box>
            </draw:frame>
            <draw:frame draw:style-name="gr28" draw:text-style-name="P19" draw:layer="layout" svg:width="3.38cm" svg:height="0.725cm" svg:x="20.87cm" svg:y="10.239cm">
              <draw:text-box>
                <text:p text:style-name="P4"><text:span text:style-name="T2">localErrorsPayload</text:span></text:p>
              </draw:text-box>
            </draw:frame>
          </draw:g>
        </draw:g>
        <draw:connector draw:style-name="gr20" draw:text-style-name="P5" draw:layer="layout" svg:x1="9.24cm" svg:y1="12.975cm" svg:x2="18.924cm" svg:y2="10.974cm" draw:start-shape="id2" draw:start-glue-point="1" draw:end-shape="id10" draw:end-glue-point="2" svg:d="M9240 12975h9684v-2001" svg:viewBox="0 0 9685 2002">
          <text:p/>
        </draw:connector>
        <draw:connector draw:style-name="gr20" draw:text-style-name="P5" draw:layer="layout" svg:x1="20.374cm" svg:y1="9.411cm" svg:x2="20.87cm" svg:y2="9.403cm" draw:start-shape="id10" draw:start-glue-point="1" draw:end-shape="id11" draw:end-glue-point="3" svg:d="M20374 9411h248v-8h248" svg:viewBox="0 0 497 9">
          <text:p/>
        </draw:connector>
        <draw:line draw:style-name="gr8" draw:text-style-name="P5" draw:layer="layout" svg:x1="22.877cm" svg:y1="2.609cm" svg:x2="24.147cm" svg:y2="2.609cm">
          <text:p/>
        </draw:line>
        <draw:frame draw:style-name="gr29" draw:text-style-name="P7" draw:layer="layout" svg:width="3.175cm" svg:height="2.615cm" svg:x="23.995cm" svg:y="1.974cm">
          <draw:text-box>
            <text:p><text:span text:style-name="T4">WOD, LOG and Experiment Files Broadcast by PB when requested by ground stations</text:span></text:p>
          </draw:text-box>
        </draw:frame>
        <draw:custom-shape draw:style-name="gr30" draw:text-style-name="P1" draw:layer="layout" svg:width="0.604cm" svg:height="0.635cm" svg:x="26.57cm" svg:y="8.37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604cm" svg:height="0.635cm" svg:x="26.57cm" svg:y="9.774cm">
          <text:p/>
          <draw:enhanced-geometry svg:viewBox="0 0 21600 21600" draw:type="rectangle" draw:enhanced-path="M 0 0 L 21600 0 21600 21600 0 21600 0 0 Z N"/>
        </draw:custom-shape>
        <draw:g xml:id="id12" draw:id="id12">
          <draw:frame draw:style-name="gr25" draw:text-style-name="P17" draw:layer="layout" svg:width="1.905cm" svg:height="1.22cm" svg:x="25.265cm" svg:y="7.841cm">
            <draw:text-box>
              <text:p><text:span text:style-name="T1">TX PKT Queue</text:span></text:p>
            </draw:text-box>
          </draw:frame>
          <draw:frame draw:style-name="gr31" draw:text-style-name="P20" draw:layer="layout" svg:width="1.905cm" svg:height="0.725cm" svg:x="25.265cm" svg:y="8.836cm">
            <draw:text-box>
              <text:p><text:span text:style-name="T2">-----</text:span></text:p>
            </draw:text-box>
          </draw:frame>
          <draw:frame draw:style-name="gr32" draw:text-style-name="P20" draw:layer="layout" svg:width="1.905cm" svg:height="1.199cm" svg:x="25.265cm" svg:y="9.537cm">
            <draw:text-box>
              <text:p><text:span text:style-name="T2">-- ---- ---</text:span></text:p>
            </draw:text-box>
          </draw:frame>
          <draw:frame draw:style-name="gr31" draw:text-style-name="P20" draw:layer="layout" svg:width="1.905cm" svg:height="0.725cm" svg:x="25.265cm" svg:y="10.238cm">
            <draw:text-box>
              <text:p><text:span text:style-name="T2">---- ---</text:span></text:p>
            </draw:text-box>
          </draw:frame>
        </draw:g>
        <draw:connector draw:style-name="gr20" draw:text-style-name="P5" draw:layer="layout" svg:x1="24.25cm" svg:y1="9.403cm" svg:x2="25.265cm" svg:y2="9.402cm" draw:start-shape="id11" draw:end-shape="id12" draw:end-glue-point="3" svg:d="M24250 9403h508v-1h507" svg:viewBox="0 0 1016 2">
          <text:p/>
        </draw:connector>
        <draw:frame draw:style-name="gr15" draw:text-style-name="P11" draw:layer="layout" svg:width="0.635cm" svg:height="0.858cm" svg:x="10.995cm" svg:y="7.161cm">
          <draw:text-box>
            <text:p text:style-name="P10"><text:span text:style-name="T6">2</text:span></text:p>
          </draw:text-box>
        </draw:frame>
        <draw:frame draw:style-name="gr15" draw:text-style-name="P11" draw:layer="layout" svg:width="0.635cm" svg:height="0.858cm" svg:x="7.096cm" svg:y="5.461cm">
          <draw:text-box>
            <text:p text:style-name="P10"><text:span text:style-name="T6">?</text:span></text:p>
          </draw:text-box>
        </draw:frame>
        <draw:frame draw:style-name="gr15" draw:text-style-name="P11" draw:layer="layout" svg:width="0.635cm" svg:height="0.858cm" svg:x="19.597cm" svg:y="9.961cm">
          <draw:text-box>
            <text:p text:style-name="P10"><text:span text:style-name="T6">2</text:span></text:p>
          </draw:text-box>
        </draw:frame>
        <draw:g>
          <draw:g>
            <draw:frame draw:style-name="gr22" draw:text-style-name="P15" draw:layer="layout" svg:width="3.38cm" svg:height="1.22cm" svg:x="13.07cm" svg:y="10.442cm">
              <draw:text-box>
                <text:p><text:span text:style-name="T1">struct:</text:span></text:p>
                <text:p><text:span text:style-name="T1">maxPayload</text:span></text:p>
              </draw:text-box>
            </draw:frame>
            <draw:frame draw:style-name="gr4" draw:text-style-name="P3" draw:layer="layout" svg:width="3.38cm" svg:height="0.887cm" svg:x="13.07cm" svg:y="11.437cm">
              <draw:text-box>
                <text:p><text:span text:style-name="T2">temperatures</text:span></text:p>
              </draw:text-box>
            </draw:frame>
            <draw:frame draw:style-name="gr33" draw:text-style-name="P3" draw:layer="layout" svg:width="3.38cm" svg:height="0.569cm" svg:x="13.07cm" svg:y="12.138cm">
              <draw:text-box>
                <text:p><text:span text:style-name="T2">currents/voltages</text:span></text:p>
              </draw:text-box>
            </draw:frame>
          </draw:g>
        </draw:g>
        <draw:g xml:id="id3" draw:id="id3">
          <draw:g>
            <draw:frame draw:style-name="gr22" draw:text-style-name="P15" draw:layer="layout" svg:width="3.38cm" svg:height="1.22cm" svg:x="13.07cm" svg:y="8.043cm">
              <draw:text-box>
                <text:p><text:span text:style-name="T1">struct:</text:span></text:p>
                <text:p><text:span text:style-name="T1">healthPayload</text:span></text:p>
              </draw:text-box>
            </draw:frame>
            <draw:frame draw:style-name="gr4" draw:text-style-name="P3" draw:layer="layout" svg:width="3.38cm" svg:height="0.887cm" svg:x="13.07cm" svg:y="9.038cm">
              <draw:text-box>
                <text:p><text:span text:style-name="T2">temperatures</text:span></text:p>
              </draw:text-box>
            </draw:frame>
            <draw:frame draw:style-name="gr33" draw:text-style-name="P3" draw:layer="layout" svg:width="3.38cm" svg:height="0.569cm" svg:x="13.07cm" svg:y="9.739cm">
              <draw:text-box>
                <text:p><text:span text:style-name="T2">currents/voltages</text:span></text:p>
              </draw:text-box>
            </draw:frame>
          </draw:g>
        </draw:g>
        <draw:g xml:id="id8" draw:id="id8">
          <draw:g>
            <draw:frame draw:style-name="gr22" draw:text-style-name="P15" draw:layer="layout" svg:width="3.38cm" svg:height="1.22cm" svg:x="9.525cm" svg:y="10.409cm">
              <draw:text-box>
                <text:p><text:span text:style-name="T1">struct:</text:span></text:p>
                <text:p><text:span text:style-name="T1">minPayload</text:span></text:p>
              </draw:text-box>
            </draw:frame>
            <draw:frame draw:style-name="gr4" draw:text-style-name="P3" draw:layer="layout" svg:width="3.38cm" svg:height="0.887cm" svg:x="9.525cm" svg:y="11.404cm">
              <draw:text-box>
                <text:p><text:span text:style-name="T2">temperatures</text:span></text:p>
              </draw:text-box>
            </draw:frame>
            <draw:frame draw:style-name="gr33" draw:text-style-name="P3" draw:layer="layout" svg:width="3.38cm" svg:height="0.569cm" svg:x="9.525cm" svg:y="12.105cm">
              <draw:text-box>
                <text:p><text:span text:style-name="T2">currents/voltages</text:span></text:p>
              </draw:text-box>
            </draw:frame>
          </draw:g>
        </draw:g>
        <draw:connector draw:style-name="gr20" draw:text-style-name="P5" draw:layer="layout" svg:x1="10.46cm" svg:y1="8.16cm" svg:x2="11.215cm" svg:y2="10.409cm" draw:start-shape="id4" draw:start-glue-point="2" draw:end-shape="id8" svg:d="M10460 8160v1125h755v1124" svg:viewBox="0 0 756 2250">
          <text:p/>
        </draw:connector>
        <draw:connector draw:style-name="gr20" draw:text-style-name="P5" draw:layer="layout" svg:x1="16.45cm" svg:y1="9.175cm" svg:x2="17.474cm" svg:y2="9.411cm" draw:start-shape="id3" draw:start-glue-point="1" draw:end-shape="id10" draw:end-glue-point="3" svg:d="M16450 9175h512v236h512" svg:viewBox="0 0 1025 237">
          <text:p/>
        </draw:connector>
        <draw:line draw:style-name="gr7" draw:text-style-name="P5" draw:layer="layout" svg:x1="19.697cm" svg:y1="7.123cm" svg:x2="19.697cm" svg:y2="7.849cm">
          <text:p/>
        </draw:line>
        <draw:g>
          <draw:custom-shape draw:style-name="gr12" draw:text-style-name="P8" draw:layer="layout" svg:width="0.97cm" svg:height="1.705cm" svg:x="19.215cm" svg:y="5.4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3" draw:text-style-name="P9" draw:layer="layout" svg:width="0.635cm" svg:height="0.635cm" svg:x="19.375cm" svg:y="5.5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" draw:text-style-name="P5" draw:layer="layout" svg:x1="19.693cm" svg:y1="5.568cm" svg:x2="19.693cm" svg:y2="5.886cm">
              <text:p/>
            </draw:line>
            <draw:line draw:style-name="gr14" draw:text-style-name="P5" draw:layer="layout" svg:x1="19.693cm" svg:y1="5.89cm" svg:x2="19.935cm" svg:y2="5.699cm">
              <text:p/>
            </draw:line>
          </draw:g>
        </draw:g>
        <draw:frame draw:style-name="gr34" draw:text-style-name="P7" draw:layer="layout" svg:width="3.175cm" svg:height="1.827cm" svg:x="20.185cm" svg:y="5.418cm">
          <draw:text-box>
            <text:p><text:span text:style-name="T4">Timing based on mode. e.g. SAFE mode, DATA mode</text:span></text:p>
          </draw:text-box>
        </draw:frame>
        <draw:g xml:id="id13" draw:id="id13">
          <draw:frame draw:style-name="gr35" draw:text-style-name="P21" draw:layer="layout" svg:width="3.38cm" svg:height="1.22cm" svg:x="5.862cm" svg:y="0.069cm">
            <draw:text-box>
              <text:p><text:span text:style-name="T1">struct:</text:span></text:p>
              <text:p><text:span text:style-name="T1">ALOG_session</text:span></text:p>
            </draw:text-box>
          </draw:frame>
          <draw:frame draw:style-name="gr4" draw:text-style-name="P3" draw:layer="layout" svg:width="3.38cm" svg:height="0.887cm" svg:x="5.862cm" svg:y="1.064cm">
            <draw:text-box>
              <text:p><text:span text:style-name="T2">Call</text:span></text:p>
              <text:p><text:span text:style-name="T2">Session</text:span></text:p>
            </draw:text-box>
          </draw:frame>
        </draw:g>
        <draw:frame draw:style-name="gr21" draw:text-style-name="P22" draw:layer="layout" svg:width="6.985cm" svg:height="3.175cm" svg:x="2.405cm" svg:y="1.974cm">
          <draw:text-box>
            <text:p><text:span text:style-name="T10">LogActivity </text:span><text:span text:style-name="T11">(</text:span></text:p>
            <text:p><text:span text:style-name="T11">Call, Session_id, var1, var2, var3)</text:span></text:p>
          </draw:text-box>
        </draw:frame>
        <draw:connector draw:style-name="gr20" draw:text-style-name="P5" draw:layer="layout" svg:x1="7.56cm" svg:y1="3.334cm" svg:x2="7.552cm" svg:y2="1.951cm" draw:start-shape="id1" draw:start-glue-point="0" draw:end-shape="id13" draw:end-glue-point="2" svg:d="M7560 3334v-691h-8v-692" svg:viewBox="0 0 9 1384">
          <text:p/>
        </draw:connector>
        <draw:connector draw:style-name="gr20" draw:text-style-name="P5" draw:layer="layout" draw:line-skew="3.222cm" svg:x1="9.242cm" svg:y1="1.01cm" svg:x2="19.102cm" svg:y2="2.357cm" draw:start-shape="id13" draw:start-glue-point="1" svg:d="M9242 1010h8403v1347h1457" svg:viewBox="0 0 9861 1348">
          <text:p/>
        </draw:connector>
        <presentation:notes draw:style-name="dp2">
          <draw:page-thumbnail draw:style-name="gr36" draw:layer="layout" svg:width="18.624cm" svg:height="10.476cm" svg:x="1.482cm" svg:y="2.123cm" draw:page-number="1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